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E60000029026754E366ABC9310.png" manifest:media-type="image/png"/>
  <manifest:file-entry manifest:full-path="Pictures/100002010000052E0000028E04EBFFF6C8AF28E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21.228cm" svg:height="8.5cm" svg:x="4.021cm" svg:y="1.3cm">
          <draw:image xlink:href="Pictures/100002010000052E0000028E04EBFFF6C8AF28E1.png" xlink:type="simple" xlink:show="embed" xlink:actuate="onLoad">
            <text:p/>
          </draw:image>
        </draw:frame>
        <draw:frame draw:style-name="gr2" draw:text-style-name="P2" draw:layer="layout" svg:width="24.1cm" svg:height="9.6cm" svg:x="3.5cm" svg:y="10.1cm">
          <draw:image xlink:href="Pictures/10000201000005E60000029026754E366ABC931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7T19:55:03.488519575</meta:creation-date>
    <dc:date>2019-10-28T17:31:04.235062010</dc:date>
    <meta:editing-duration>PT2M4S</meta:editing-duration>
    <meta:editing-cycles>3</meta:editing-cycles>
    <meta:generator>LibreOffice/6.0.7.3$Linux_X86_64 LibreOffice_project/00m0$Build-3</meta:generator>
    <meta:document-statistic meta:object-count="2"/>
  </office:meta>
</office:document-meta>
</file>